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1" svg:font-family="'Times New Roman'"/>
    <style:font-face style:name="webkit-standard" svg:font-family="webkit-standar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6.85cm" fo:margin-left="0cm" table:align="left" style:shadow="none"/>
    </style:style>
    <style:style style:name="Tableau1.A" style:family="table-column">
      <style:table-column-properties style:column-width="2.798cm"/>
    </style:style>
    <style:style style:name="Tableau1.B" style:family="table-column">
      <style:table-column-properties style:column-width="6.013cm"/>
    </style:style>
    <style:style style:name="Tableau1.A1" style:family="table-cell">
      <style:table-cell-properties style:vertical-align="middle" fo:padding="0.049cm" fo:border-left="0.002cm solid #000000" fo:border-right="none" fo:border-top="0.002cm solid #000000" fo:border-bottom="0.002cm solid #000000"/>
    </style:style>
    <style:style style:name="Tableau1.E1" style:family="table-cell">
      <style:table-cell-properties style:vertical-align="middle" fo:padding="0.049cm" fo:border="0.002cm solid #000000"/>
    </style:style>
    <style:style style:name="Tableau1.A2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ableau1.E2" style:family="table-cell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Times New Roman1" fo:font-size="11pt" fo:font-style="normal" style:text-underline-style="none" fo:font-weight="normal" style:text-blinking="false" fo:background-color="transparent"/>
    </style:style>
    <style:style style:name="P2" style:family="paragraph" style:parent-style-name="Table_20_Contents">
      <style:paragraph-properties fo:margin-top="0cm" fo:margin-bottom="0cm" fo:line-height="120%" fo:text-align="center" style:justify-single-word="false" fo:padding="0.176cm" fo:border="0.035cm solid #000000" style:writing-mode="lr-tb"/>
      <style:text-properties fo:font-variant="normal" fo:text-transform="none" fo:color="#000000" style:text-line-through-style="none" style:font-name="Times New Roman1" fo:font-size="11pt" fo:font-style="normal" style:text-underline-style="none" fo:font-weight="normal" style:text-blinking="false" fo:background-color="transparent"/>
    </style:style>
    <style:style style:name="P3" style:family="paragraph" style:parent-style-name="Table_20_Contents">
      <style:paragraph-properties fo:margin-top="0cm" fo:margin-bottom="0cm" fo:line-height="120%" fo:padding="0cm" fo:border="none" style:shadow="none" style:writing-mode="lr-tb"/>
      <style:text-properties fo:font-variant="normal" fo:text-transform="none" fo:color="#000000" style:text-line-through-style="none" style:font-name="Times New Roman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0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Times New Roman1" fo:font-size="18pt" fo:letter-spacing="normal" fo:font-style="normal" style:text-underline-style="none" fo:font-weight="bold" style:text-blinking="false" fo:background-color="transparent" style:font-size-asian="18pt" style:font-weight-asian="bold" style:font-size-complex="18pt" style:font-weight-complex="bold"/>
    </style:style>
    <style:style style:name="P5" style:family="paragraph" style:parent-style-name="Text_20_body">
      <style:paragraph-properties fo:margin-top="0cm" fo:margin-bottom="0cm"/>
    </style:style>
    <style:style style:name="T1" style:family="text">
      <style:text-properties fo:font-variant="normal" fo:text-transform="none" fo:color="#000000" style:font-name="webkit-standard" fo:letter-spacing="normal" fo:font-style="normal"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docs-internal-guid-8e5081da-7fff-8fce-c3e2-07f6bb3e6a38"/>Grille d’analyse de l’activité des élèves<text:tab/><text:tab/><text:tab/><text:tab/><text:span text:style-name="T3">Fonctions à la carte</text:span></text:p>
      <text:p text:style-name="P5"/>
      <table:table table:name="Tableau1" table:style-name="Tableau1">
        <table:table-column table:style-name="Tableau1.A"/>
        <table:table-column table:style-name="Tableau1.B" table:number-columns-repeated="4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2">Dimension conceptuelle</text:p>
          </table:table-cell>
          <table:table-cell table:style-name="Tableau1.A1" office:value-type="string">
            <text:p text:style-name="P2">Dimension mathématique</text:p>
          </table:table-cell>
          <table:table-cell table:style-name="Tableau1.A1" office:value-type="string">
            <text:p text:style-name="P2">Dimension instrumentale</text:p>
          </table:table-cell>
          <table:table-cell table:style-name="Tableau1.E1" office:value-type="string">
            <text:p text:style-name="P2">Dimension de la mise en oeuvre</text:p>
          </table:table-cell>
        </table:table-row>
        <table:table-row>
          <table:table-cell table:style-name="Tableau1.A2" office:value-type="string">
            <text:p text:style-name="P1">Etude a priori de la situation </text:p>
          </table:table-cell>
          <table:table-cell table:style-name="Tableau1.A2" office:value-type="string">
            <text:p text:style-name="P3"><text:span text:style-name="T4">objectif</text:span> : au lycée, <text:s/>réinvestissement d’un “savoir-faire” pas franchement acquis</text:p>
            <text:p text:style-name="P3"/>
            <text:p text:style-name="P3"><text:span text:style-name="T4">tâche dévolue aux élèves</text:span> : observation/manipulation, conjecture, validation</text:p>
            <text:p text:style-name="P3"/>
            <text:p text:style-name="P3"><text:span text:style-name="T4">apport de l’outil</text:span> : comparaison, validation</text:p>
          </table:table-cell>
          <table:table-cell table:style-name="Tableau1.A2" office:value-type="string">
            <text:p text:style-name="P3"><text:span text:style-name="T4">pré-requis</text:span> : notions d’expressions littérales</text:p>
            <text:p text:style-name="P3"/>
            <text:p text:style-name="P3"/>
            <text:p text:style-name="P3"><text:span text:style-name="T4">connaissances visées</text:span> : comprendre l’enchaînement des opérations et sa “symbolisation” dans une expression de fonction ; utiliser cette compréhension pour calculer des images et/ou des antécédents</text:p>
          </table:table-cell>
          <table:table-cell table:style-name="Tableau1.A2" office:value-type="string">
            <text:p text:style-name="P3"><text:span text:style-name="T4">outils numériques à disposition</text:span> :</text:p>
            <text:p text:style-name="P3">calculatrice ;</text:p>
            <text:p text:style-name="P3">logiciel Python sur calculatrice, sur tablette ou sur ordinateur</text:p>
            <text:p text:style-name="P3"/>
            <text:p text:style-name="P3"><text:span text:style-name="T4">choix de l’outil</text:span> : proposé par le professeur dans l’ordre calculatrice puis Python</text:p>
            <text:p text:style-name="P3"/>
            <text:p text:style-name="P3"><text:span text:style-name="T4">supports papiers</text:span> : pour retranscrire la piste des opérations enchaînées ainsi que l’expression proposée et validée ou non</text:p>
            <text:p text:style-name="P3"/>
            <text:p text:style-name="P3"><text:span text:style-name="T4">pré-requis concernant les outils</text:span> :</text:p>
            <text:p text:style-name="P3">calculatrice : savoir effectuer des calculs de base et utiliser les outils de fonctions (entrer une fonction, dresser un tableau de valeurs, afficher le graphique)</text:p>
            <text:p text:style-name="P3">Python : pas vraiment de pré-requis</text:p>
            <text:p text:style-name="Table_20_Contents"/>
          </table:table-cell>
          <table:table-cell table:style-name="Tableau1.E2" office:value-type="string">
            <text:p text:style-name="P3"><text:span text:style-name="T4">mise en œuvre des outils</text:span> :</text:p>
            <text:p text:style-name="P3">calculatrice pour distinguer les expressions valides des non-valides ;</text:p>
            <text:p text:style-name="P3">Python pour obtenir une expression valide</text:p>
            <text:p text:style-name="P3"/>
            <text:p text:style-name="P3"><text:span text:style-name="T4">formes de travail côté élèves</text:span> : recherche individuelle de l’expression puis comparaison avec les autres membres de l’îlot</text:p>
            <text:p text:style-name="P3"/>
            <text:p text:style-name="P3"><text:span text:style-name="T4">contrôle de l’exécution</text:span> : en groupe avec les moyens numériques + appel à l’aide possible de l’enseignant</text:p>
          </table:table-cell>
        </table:table-row>
        <table:table-row>
          <table:table-cell table:style-name="Tableau1.A2" office:value-type="string">
            <text:p text:style-name="P1">Déroulement effectif de l’activité</text:p>
          </table:table-cell>
          <table:table-cell table:style-name="Tableau1.A2" office:value-type="string">
            <text:p text:style-name="Table_20_Contents">Expérimentation prévue dernière semaine de février …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Bilan de l’activité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</table:table>
      <text:p text:style-name="Text_20_body"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"/>
    <style:font-face style:name="webkit-standard" svg:font-family="webkit-standar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9-02-18T18:20:15</meta:creation-date>
    <dc:date>2019-02-18T18:32:21</dc:date>
    <meta:editing-duration>PT00H12M28S</meta:editing-duration>
    <meta:editing-cycles>2</meta:editing-cycles>
    <meta:generator>NeoOffice/3.4$Unix OpenOffice.org_project/Patch 0</meta:generator>
    <meta:document-statistic meta:table-count="1" meta:image-count="0" meta:object-count="0" meta:page-count="2" meta:paragraph-count="27" meta:word-count="238" meta:character-count="1645"/>
  </office:meta>
</office:document-meta>
</file>